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107" calcext:value-type="float">
            <text:p>107</text:p>
          </table:table-cell>
        </table:table-row>
        <table:table-row table:style-name="ro1">
          <table:table-cell table:number-columns-repeated="4" office:value-type="float" office:value="179" calcext:value-type="float">
            <text:p>179</text:p>
          </table:table-cell>
        </table:table-row>
        <table:table-row table:style-name="ro1">
          <table:table-cell table:number-columns-repeated="4" office:value-type="float" office:value="89" calcext:value-type="float">
            <text:p>89</text:p>
          </table:table-cell>
        </table:table-row>
        <table:table-row table:style-name="ro1">
          <table:table-cell table:number-columns-repeated="4" office:value-type="float" office:value="83" calcext:value-type="float">
            <text:p>83</text:p>
          </table:table-cell>
        </table:table-row>
        <table:table-row table:style-name="ro1">
          <table:table-cell table:number-columns-repeated="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PRODUCT([.A1:.A6])" office:value-type="float" office:value="1588432009897" calcext:value-type="float">
            <text:p>1588432009897</text:p>
          </table:table-cell>
          <table:table-cell table:formula="of:=PRODUCT([.B1:.B6])" office:value-type="float" office:value="3038068989803" calcext:value-type="float">
            <text:p>3038068989803</text:p>
          </table:table-cell>
          <table:table-cell table:formula="of:=PRODUCT([.C1:.C6])" office:value-type="float" office:value="940721869939" calcext:value-type="float">
            <text:p>940721869939</text:p>
          </table:table-cell>
          <table:table-cell table:style-name="ce3" table:formula="of:=PRODUCT([.D1:.D6])" office:value-type="float" office:value="3253972369789" calcext:value-type="float">
            <text:p>325397236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8:00:54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06:26:15.377000000</meta:creation-date>
    <dc:date>2020-12-17T06:43:22.613000000</dc:date>
    <meta:editing-duration>PT6M57S</meta:editing-duration>
    <meta:editing-cycles>1</meta:editing-cycles>
    <meta:generator>LibreOffice/7.0.3.1$Windows_X86_64 LibreOffice_project/d7547858d014d4cf69878db179d326fc3483e082</meta:generator>
    <meta:document-statistic meta:table-count="1" meta:cell-count="28" meta:object-count="0"/>
  </office:meta>
</office:document-meta>
</file>